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center" style:justify-single-word="false"/>
      <style:text-properties fo:font-size="24pt" style:font-size-asian="24pt" style:font-size-complex="24pt"/>
    </style:style>
    <style:style style:name="P4" style:family="paragraph" style:parent-style-name="Standard">
      <style:paragraph-properties fo:text-align="justify" style:justify-single-word="false"/>
      <style:text-properties fo:font-size="24pt" style:font-size-asian="24pt" style:font-size-complex="24pt"/>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Standard" style:master-page-name="MP0">
      <style:paragraph-properties fo:text-align="justify" style:justify-single-word="false" style:page-number="auto" fo:break-before="page"/>
      <style:text-properties fo:font-weight="bold" style:font-weight-asian="bold" style:font-weight-complex="bold"/>
    </style:style>
    <style:style style:name="P10" style:family="paragraph" style:parent-style-name="Standard" style:list-style-name="L2">
      <style:paragraph-properties fo:text-align="justify" style:justify-single-word="false"/>
    </style:style>
    <style:style style:name="P11" style:family="paragraph" style:parent-style-name="Standard" style:list-style-name="L3">
      <style:paragraph-properties fo:text-align="justify" style:justify-single-word="false"/>
    </style:style>
    <style:style style:name="P12" style:family="paragraph" style:parent-style-name="Standard" style:list-style-name="L4">
      <style:paragraph-properties fo:text-align="justify" style:justify-single-word="false"/>
    </style:style>
    <style:style style:name="P13" style:family="paragraph" style:parent-style-name="Standard" style:list-style-name="L5">
      <style:paragraph-properties fo:text-align="justify" style:justify-single-word="false"/>
    </style:style>
    <style:style style:name="P14" style:family="paragraph" style:parent-style-name="Standard" style:list-style-name="L6">
      <style:paragraph-properties fo:text-align="justify" style:justify-single-word="false"/>
      <style:text-properties fo:font-weight="normal" style:font-weight-asian="normal" style:font-weight-complex="normal"/>
    </style:style>
    <style:style style:name="P15" style:family="paragraph" style:parent-style-name="Text_20_body" style:list-style-name="L1">
      <style:paragraph-properties fo:text-align="justify" style:justify-single-word="false"/>
      <style:text-properties fo:font-weight="bold" style:font-weight-asian="bold" style:font-weight-complex="bold"/>
    </style:style>
    <style:style style:name="P16" style:family="paragraph" style:parent-style-name="Text_20_body" style:list-style-name="L1">
      <style:paragraph-properties fo:margin-top="0cm" fo:margin-bottom="0cm" fo:text-align="justify" style:justify-single-word="false"/>
      <style:text-properties fo:font-weight="bold" style:font-weight-asian="bold" style:font-weight-complex="bold"/>
    </style:style>
    <style:style style:name="T1" style:family="text">
      <style:text-properties style:text-position="super 67%"/>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style:list-level-properties/>
      </text:list-level-style-number>
    </text:list-style>
    <text:list-style style:name="L2">
      <text:list-level-style-bullet text:level="1" text:style-name="WW_5f_CharLFO2LVL1" text:bullet-char="–">
        <style:list-level-properties text:min-label-width="0.635cm"/>
        <style:text-properties style:font-name="StarSymbol1"/>
      </text:list-level-style-bullet>
      <text:list-level-style-bullet text:level="2" text:style-name="WW_5f_CharLFO2LVL2" text:bullet-char="–">
        <style:list-level-properties text:space-before="0.635cm" text:min-label-width="0.635cm"/>
        <style:text-properties style:font-name="StarSymbol1"/>
      </text:list-level-style-bullet>
      <text:list-level-style-bullet text:level="3" text:style-name="WW_5f_CharLFO2LVL3" text:bullet-char="–">
        <style:list-level-properties text:space-before="1.27cm" text:min-label-width="0.635cm"/>
        <style:text-properties style:font-name="StarSymbol1"/>
      </text:list-level-style-bullet>
      <text:list-level-style-bullet text:level="4" text:style-name="WW_5f_CharLFO2LVL4" text:bullet-char="–">
        <style:list-level-properties text:space-before="1.905cm" text:min-label-width="0.635cm"/>
        <style:text-properties style:font-name="StarSymbol1"/>
      </text:list-level-style-bullet>
      <text:list-level-style-bullet text:level="5" text:style-name="WW_5f_CharLFO2LVL5" text:bullet-char="–">
        <style:list-level-properties text:space-before="2.54cm" text:min-label-width="0.635cm"/>
        <style:text-properties style:font-name="StarSymbol1"/>
      </text:list-level-style-bullet>
      <text:list-level-style-bullet text:level="6" text:style-name="WW_5f_CharLFO2LVL6" text:bullet-char="–">
        <style:list-level-properties text:space-before="3.175cm" text:min-label-width="0.635cm"/>
        <style:text-properties style:font-name="StarSymbol1"/>
      </text:list-level-style-bullet>
      <text:list-level-style-bullet text:level="7" text:style-name="WW_5f_CharLFO2LVL7" text:bullet-char="–">
        <style:list-level-properties text:space-before="3.81cm" text:min-label-width="0.635cm"/>
        <style:text-properties style:font-name="StarSymbol1"/>
      </text:list-level-style-bullet>
      <text:list-level-style-bullet text:level="8" text:style-name="WW_5f_CharLFO2LVL8" text:bullet-char="–">
        <style:list-level-properties text:space-before="4.445cm" text:min-label-width="0.635cm"/>
        <style:text-properties style:font-name="StarSymbol1"/>
      </text:list-level-style-bullet>
      <text:list-level-style-bullet text:level="9" text:style-name="WW_5f_CharLFO2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3">
      <text:list-level-style-bullet text:level="1" text:style-name="WW_5f_CharLFO3LVL1" text:bullet-char="–">
        <style:list-level-properties text:min-label-width="0.635cm"/>
        <style:text-properties style:font-name="StarSymbol1"/>
      </text:list-level-style-bullet>
      <text:list-level-style-bullet text:level="2" text:style-name="WW_5f_CharLFO3LVL2" text:bullet-char="–">
        <style:list-level-properties text:space-before="0.635cm" text:min-label-width="0.635cm"/>
        <style:text-properties style:font-name="StarSymbol1"/>
      </text:list-level-style-bullet>
      <text:list-level-style-bullet text:level="3" text:style-name="WW_5f_CharLFO3LVL3" text:bullet-char="–">
        <style:list-level-properties text:space-before="1.27cm" text:min-label-width="0.635cm"/>
        <style:text-properties style:font-name="StarSymbol1"/>
      </text:list-level-style-bullet>
      <text:list-level-style-bullet text:level="4" text:style-name="WW_5f_CharLFO3LVL4" text:bullet-char="–">
        <style:list-level-properties text:space-before="1.905cm" text:min-label-width="0.635cm"/>
        <style:text-properties style:font-name="StarSymbol1"/>
      </text:list-level-style-bullet>
      <text:list-level-style-bullet text:level="5" text:style-name="WW_5f_CharLFO3LVL5" text:bullet-char="–">
        <style:list-level-properties text:space-before="2.54cm" text:min-label-width="0.635cm"/>
        <style:text-properties style:font-name="StarSymbol1"/>
      </text:list-level-style-bullet>
      <text:list-level-style-bullet text:level="6" text:style-name="WW_5f_CharLFO3LVL6" text:bullet-char="–">
        <style:list-level-properties text:space-before="3.175cm" text:min-label-width="0.635cm"/>
        <style:text-properties style:font-name="StarSymbol1"/>
      </text:list-level-style-bullet>
      <text:list-level-style-bullet text:level="7" text:style-name="WW_5f_CharLFO3LVL7" text:bullet-char="–">
        <style:list-level-properties text:space-before="3.81cm" text:min-label-width="0.635cm"/>
        <style:text-properties style:font-name="StarSymbol1"/>
      </text:list-level-style-bullet>
      <text:list-level-style-bullet text:level="8" text:style-name="WW_5f_CharLFO3LVL8" text:bullet-char="–">
        <style:list-level-properties text:space-before="4.445cm" text:min-label-width="0.635cm"/>
        <style:text-properties style:font-name="StarSymbol1"/>
      </text:list-level-style-bullet>
      <text:list-level-style-bullet text:level="9" text:style-name="WW_5f_CharLFO3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4">
      <text:list-level-style-bullet text:level="1" text:style-name="WW_5f_CharLFO4LVL1" text:bullet-char="–">
        <style:list-level-properties text:min-label-width="0.635cm"/>
        <style:text-properties style:font-name="StarSymbol1"/>
      </text:list-level-style-bullet>
      <text:list-level-style-bullet text:level="2" text:style-name="WW_5f_CharLFO4LVL2" text:bullet-char="–">
        <style:list-level-properties text:space-before="0.635cm" text:min-label-width="0.635cm"/>
        <style:text-properties style:font-name="StarSymbol1"/>
      </text:list-level-style-bullet>
      <text:list-level-style-bullet text:level="3" text:style-name="WW_5f_CharLFO4LVL3" text:bullet-char="–">
        <style:list-level-properties text:space-before="1.27cm" text:min-label-width="0.635cm"/>
        <style:text-properties style:font-name="StarSymbol1"/>
      </text:list-level-style-bullet>
      <text:list-level-style-bullet text:level="4" text:style-name="WW_5f_CharLFO4LVL4" text:bullet-char="–">
        <style:list-level-properties text:space-before="1.905cm" text:min-label-width="0.635cm"/>
        <style:text-properties style:font-name="StarSymbol1"/>
      </text:list-level-style-bullet>
      <text:list-level-style-bullet text:level="5" text:style-name="WW_5f_CharLFO4LVL5" text:bullet-char="–">
        <style:list-level-properties text:space-before="2.54cm" text:min-label-width="0.635cm"/>
        <style:text-properties style:font-name="StarSymbol1"/>
      </text:list-level-style-bullet>
      <text:list-level-style-bullet text:level="6" text:style-name="WW_5f_CharLFO4LVL6" text:bullet-char="–">
        <style:list-level-properties text:space-before="3.175cm" text:min-label-width="0.635cm"/>
        <style:text-properties style:font-name="StarSymbol1"/>
      </text:list-level-style-bullet>
      <text:list-level-style-bullet text:level="7" text:style-name="WW_5f_CharLFO4LVL7" text:bullet-char="–">
        <style:list-level-properties text:space-before="3.81cm" text:min-label-width="0.635cm"/>
        <style:text-properties style:font-name="StarSymbol1"/>
      </text:list-level-style-bullet>
      <text:list-level-style-bullet text:level="8" text:style-name="WW_5f_CharLFO4LVL8" text:bullet-char="–">
        <style:list-level-properties text:space-before="4.445cm" text:min-label-width="0.635cm"/>
        <style:text-properties style:font-name="StarSymbol1"/>
      </text:list-level-style-bullet>
      <text:list-level-style-bullet text:level="9" text:style-name="WW_5f_CharLFO4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5">
      <text:list-level-style-bullet text:level="1" text:style-name="WW_5f_CharLFO5LVL1" text:bullet-char="–">
        <style:list-level-properties text:min-label-width="0.635cm"/>
        <style:text-properties style:font-name="StarSymbol1"/>
      </text:list-level-style-bullet>
      <text:list-level-style-bullet text:level="2" text:style-name="WW_5f_CharLFO5LVL2" text:bullet-char="–">
        <style:list-level-properties text:space-before="0.635cm" text:min-label-width="0.635cm"/>
        <style:text-properties style:font-name="StarSymbol1"/>
      </text:list-level-style-bullet>
      <text:list-level-style-bullet text:level="3" text:style-name="WW_5f_CharLFO5LVL3" text:bullet-char="–">
        <style:list-level-properties text:space-before="1.27cm" text:min-label-width="0.635cm"/>
        <style:text-properties style:font-name="StarSymbol1"/>
      </text:list-level-style-bullet>
      <text:list-level-style-bullet text:level="4" text:style-name="WW_5f_CharLFO5LVL4" text:bullet-char="–">
        <style:list-level-properties text:space-before="1.905cm" text:min-label-width="0.635cm"/>
        <style:text-properties style:font-name="StarSymbol1"/>
      </text:list-level-style-bullet>
      <text:list-level-style-bullet text:level="5" text:style-name="WW_5f_CharLFO5LVL5" text:bullet-char="–">
        <style:list-level-properties text:space-before="2.54cm" text:min-label-width="0.635cm"/>
        <style:text-properties style:font-name="StarSymbol1"/>
      </text:list-level-style-bullet>
      <text:list-level-style-bullet text:level="6" text:style-name="WW_5f_CharLFO5LVL6" text:bullet-char="–">
        <style:list-level-properties text:space-before="3.175cm" text:min-label-width="0.635cm"/>
        <style:text-properties style:font-name="StarSymbol1"/>
      </text:list-level-style-bullet>
      <text:list-level-style-bullet text:level="7" text:style-name="WW_5f_CharLFO5LVL7" text:bullet-char="–">
        <style:list-level-properties text:space-before="3.81cm" text:min-label-width="0.635cm"/>
        <style:text-properties style:font-name="StarSymbol1"/>
      </text:list-level-style-bullet>
      <text:list-level-style-bullet text:level="8" text:style-name="WW_5f_CharLFO5LVL8" text:bullet-char="–">
        <style:list-level-properties text:space-before="4.445cm" text:min-label-width="0.635cm"/>
        <style:text-properties style:font-name="StarSymbol1"/>
      </text:list-level-style-bullet>
      <text:list-level-style-bullet text:level="9" text:style-name="WW_5f_CharLFO5LVL9" text:bullet-char="–">
        <style:list-level-properties text:space-before="5.08cm" text:min-label-width="0.635cm"/>
        <style:text-properties style:font-name="StarSymbol1"/>
      </text:list-level-style-bullet>
      <text:list-level-style-number text:level="10" style:num-suffix="." style:num-format="1">
        <style:list-level-properties/>
      </text:list-level-style-number>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Mémo:</text:p>
      <text:p text:style-name="P1">Post mortem (Analyse de gestion de projet). Ce document doit répondre aux questions suivantes:</text:p>
      <text:list xml:id="list35601114" text:style-name="L1">
        <text:list-item>
          <text:p text:style-name="P16">qu'est-ce qui n'a pas marché lors de la gestion de ce projet, et pourquoi? comment cela aurait-il pu être évité?</text:p>
        </text:list-item>
        <text:list-item>
          <text:p text:style-name="P15">qu'est-ce qui a bien marché, et pourquoi? que faudra-t-il faire pour reproduire ce résultat?</text:p>
        </text:list-item>
      </text:list>
      <text:p text:style-name="P2"/>
      <text:p text:style-name="P3">Avé Rémi, ceux qui vont mourir te saluent</text:p>
      <text:p text:style-name="P4"/>
      <text:p text:style-name="P5">Rapport Post Mortem</text:p>
      <text:p text:style-name="P5"/>
      <text:p text:style-name="P1">Introduction</text:p>
      <text:p text:style-name="P1"/>
      <text:p text:style-name="P5"><text:tab/>Ce document a pour objectif de présenter la phase de développement du projet de Master 1 Informatique intitulé « Plateforme de création de mini-jeux 3D sur le WEB ». Ce projet a pour but le développement d'un outil auteur de création de contenus 3D interactifs au sein de pages Web.</text:p>
      <text:p text:style-name="P5">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5"><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5"/>
      <text:p text:style-name="P5"/>
      <text:p text:style-name="P1">I- Résumé de la phase d'analyse</text:p>
      <text:p text:style-name="P1"><text:tab/></text:p>
      <text:p text:style-name="P5"><text:tab/>Suite à la phase de réflexion et d'analyse du 1er semestre, sont ressortis deux langages de description et une stratégie de développement.</text:p>
      <text:p text:style-name="P5"/>
      <text:p text:style-name="P5"><text:tab/>De la phase d'analyse ont été tirés deux langages de description, un de ces langages est un langage de description dit de « haut niveau ». Il avait été réalisé dans le but d'être le plus simple possible afin qu'il soit accessible à un large public et non seulement à des initiés en programmation. Il avait en effet pour objectif de permettre la description d'une majorité de type de jeu avec simplicité.</text:p>
      <text:p text:style-name="P5"><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5"><text:tab/>Le schéma de compilation était donc le suivant : un fichier décrivant le jeu dans le langage de « haut-niveau » devait être compilé afin de donner un fichier respectant le langage de « bas-<text:soft-page-break/>niveau ». A cette étape, l’utilisateur devait pouvoir effectuer de nouveaux ajouts ou modifications. Le second compilateur devait produire alors le script final du jeu en JavaScript, interprétable par un browser supportant le HMTL5.</text:p>
      <text:p text:style-name="P5"/>
      <text:p text:style-name="P5"/>
      <text:p text:style-name="P5"><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P5">Ci-dessous, le diagramme de Gantt qui représente la stratégie de développement initialement prévue, qui reposait principalement sur le modèle du cycle en V:</text:p>
      <text:p text:style-name="P5"/>
      <text:p text:style-name="P6">Diagramme de Gantt du planning prévisionnel pour le 2<text:span text:style-name="Default_20_Paragraph_20_Font"><text:span text:style-name="T1">nd</text:span></text:span> semestre</text:p>
      <text:p text:style-name="P5"/>
      <text:p text:style-name="P5"/>
      <text:p text:style-name="P5"><text:span text:style-name="Default_20_Paragraph_20_Font"><text:span text:style-name="T3">II- Une nouvelle stratégie de développement</text:span></text:span></text:p>
      <text:p text:style-name="P5"/>
      <text:p text:style-name="P5"><text:tab/>Au début de la phase de développement, une autre stratégie de développement a été suivie, principalement sous l'influence de notre responsable de projet.</text:p>
      <text:p text:style-name="P5">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ne présentant des résultats qu'à la fin du semestre.</text:p>
      <text:p text:style-name="P5"/>
      <text:p text:style-name="P5"><text:tab/>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de se mouvoir sur un seul axe de déplacement. La seconde entité est quant à elle non-jouable et a pour représentation un lapin. Les règles et but du jeu sont des plus simples pour correspondre au degré de complexité lié aux premières itérations. En effet pour obtenir la victoire, il suffit de toucher le lapin une fois avant que celui-ci n'ait le temps d'effectuer trois pas dans une direction aléatoire sinon il y a défaite. Le chasseur suit la contrainte suivante, il ne peut lancer qu'un projectile à la fois et doit attendre la disparition de celui-ci (sortie d'écran ou contact avec obstacle) afin de pouvoir tirer à nouveau.</text:p>
      <text:p text:style-name="P5"/>
      <text:p text:style-name="P5"><text:tab/>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5"/>
      <text:p text:style-name="P5"/>
      <text:p text:style-name="P5"><text:tab/>Le groupe de projet s'est séparé de la manière suivante:</text:p>
      <text:list xml:id="list35600147" text:style-name="L2">
        <text:list-item>
          <text:p text:style-name="P10">Groupe Contenu (2 personnes) avec pour mission, l'adaptation des mini-jeux 2D développés au premier semestre au langage « haut niveau » et la réalisation des éléments 3D de ces mini-jeux.</text:p>
        </text:list-item>
      </text:list>
      <text:list xml:id="list35590002" text:style-name="L3">
        <text:list-item>
          <text:p text:style-name="P11">Groupe IHM (4 personnes) ayant pour objectif la réalisation d'une Interface Homme Machine pour le logiciel 3DWIGS.</text:p>
        </text:list-item>
      </text:list>
      <text:list xml:id="list35582832" text:style-name="L4">
        <text:list-item>
          <text:p text:style-name="P12">Groupe Compilation (4 personnes) avec pour but la création des deux analyseurs syntaxiques pour les langages de description réalisés durant le premier semestre.</text:p>
        </text:list-item>
      </text:list>
      <text:list xml:id="list35603354" text:style-name="L5">
        <text:list-item>
          <text:p text:style-name="P13">Groupe Moteur 3D (5 personnes) avec pour mission la conception d'un moteur physique 3D offrant un ensemble de fonctions pour la réalisation concrète des mini-jeux.</text:p>
        </text:list-item>
        <text:list-item>
          <text:p text:style-name="P13"><text:soft-page-break/>Groupe Documentation (2 personnes) pour écrire la documentation au fur et à mesure de l'avancement du projet.</text:p>
        </text:list-item>
      </text:list>
      <text:p text:style-name="P5"/>
      <text:p text:style-name="P5"><text:tab/>Voici le diagramme de Gantt qui correspond à ce nouveau choix de développement.</text:p>
      <text:p text:style-name="P5"/>
      <text:p text:style-name="P5">(diagramme de Gantt: jeu du lapin)</text:p>
      <text:p text:style-name="P5"/>
      <text:p text:style-name="P5"/>
      <text:p text:style-name="P5"/>
      <text:p text:style-name="P1">III- Faiblesses, difficultés, choix pris durant le développement de 3DWIGS</text:p>
      <text:p text:style-name="P1"/>
      <text:p text:style-name="P1"><text:tab/><text:span text:style-name="T4">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7"/>
      <text:p text:style-name="P1"><text:span text:style-name="T4"><text:tab/></text:span>1- Le cycle itératif</text:p>
      <text:p text:style-name="P5"><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5"><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5"><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5"><text:tab/>Pour résoudre ce problème de temps, il a été décidé de s'affranchir de l'itération 1 de deux semaines en la remplaçant par une itération plus longue d'un mois afin d'instaurer les bases du compilateur pour la suite du cycle de programmation.</text:p>
      <text:p text:style-name="P5"/>
      <text:p text:style-name="P5"><text:tab/>Un autre des problèmes survenus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 </text:p>
      <text:p text:style-name="P5"><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 </text:p>
      <text:p text:style-name="P5"><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5"/>
      <text:p text:style-name="P5"><text:tab/>En plus de la suppression du langage de description « bas niveau », d'autres modifications ont du être apportées au langage dit de « haut niveau ». En effet, celui-ci s'est avéré être incomplet sur de nombreux points entrainant des délais de réflexion supplémentaires.</text:p>
      <text:p text:style-name="P5"/>
      <text:p text:style-name="P5"><text:soft-page-break/>+ ajouter les changements sur le langage de haut-niveau.</text:p>
      <text:p text:style-name="P5"><text:tab/><text:tab/></text:p>
      <text:p text:style-name="P5"><text:tab/><text:span text:style-name="T3">2- La réorganisation des groupes: « extreme programming »</text:span></text:p>
      <text:p text:style-name="P5"><text:tab/>Suite au retard qui s'est accumulé durant les premiers mois de développement, une réorganisation de l'ensemble du groupe de projet fut décidée afin de combler ces délais. En effet, la partie Compilation n'avait pas été prise à sa juste mesure, ce qui a eu pour effet de retarder la phase d'intégration des différentes parties du logiciel. Cette réorganisation s'est passée de la façon suivante, les trois groupes les plus avancés (Documentation, IHM et Moteur3D) et ne pouvant plus évoluer sans un compilateur au point se sont joints au développement de ce dernier. Cette organisation a permis de rapidement faire évoluer l'analyseur syntaxique du langage de description afin de pouvoir assister à la première intégration complète des modules du logiciel. </text:p>
      <text:p text:style-name="P5"/>
      <text:p text:style-name="P5"><text:tab/><text:span text:style-name="T3">3- Comment auraient pu être évités ces problèmes ?</text:span></text:p>
      <text:p text:style-name="P5"><text:span text:style-name="T3"><text:tab/></text:span><text:span text:style-name="T4">Dans les deux parties précédemment développées, il a été constaté que les différents problèmes étaient survenus autour du cœur du logiciel: le compilateur.</text:span></text:p>
      <text:p text:style-name="P7"><text:tab/>L'ensemble du groupe Mini 3D avait mal évalué le travail à fournir pour chaque partie du logiciel. Le travail à produire pour la réalisation du compilateur avait été mal mesuré par rapport à celui pour l'apprentissage de la technologie WebGL. En effet l'apprentissage de cette technologie inconnue des étudiants et très peu documentée a été surestimé, c'est ainsi cette tâche qui a tout d'abord mobilisé le plus de monde, laissant légèrement de côté la partie compilation. Il aurait été plus sage d'apporter plus de personnes à la réalisation de l'analyseur syntaxique sans lequel le logiciel ne peut fonctionner.</text:p>
      <text:p text:style-name="P5"/>
      <text:p text:style-name="P5">(en cours de relecture)</text:p>
      <text:p text:style-name="P5"/>
      <text:p text:style-name="P1">IV – Les réussites dans 3DWIGS</text:p>
      <text:p text:style-name="P7"><text:tab/>Dans la partie précédente, il a été présenté certaines étapes du développement durant lesquelles des erreurs ont été commises par le groupe de projet. L'analyse de l'historique de conception du logiciel a montré que les problèmes rencontrés lors de la phase de réalisation du programme provenait principalement d'une mauvaise analyse des priorités et de l'organisation des sous-groupe. Après une étude des événements, le constat fut rapide à établir, le groupe Compilation aurait du réunir plus de membres à son départ afin d'assurer le bon développement du projet Mini3D. Cependant et heureusement, la phase de développement du projet n'a pas subi que les préjudices dus à des mauvais choix au niveau de la stratégie de développement. Il y eu des étapes dans la réalisation du logiciel qui se sont comblés par une réussite. Que se soit dans la maîtrise des difficultés et les choix pris pour les prévenir.</text:p>
      <text:p text:style-name="P1"/>
      <text:p text:style-name="P1"><text:tab/>(1- Apprentissage et développement en WebGL)</text:p>
      <text:p text:style-name="P1"><text:tab/><text:span text:style-name="T4">Dans l'ancien planning prévisionnel, l'apprentissage du WebGL constituait une étape critique pour le bon développement du projet car celui-ci avait été mis en avant du fait que c'était une inconnue totale pour l'ensemble du groupe. Et dans la nouvelle stratégie de développement, deux des sous-groupes créés devaient avoir affaire à cette nouvelle technologie. En effet, le groupe IHM et Moteur 3D étaient les plus à même à avoir à gérer cet élément nouveau. De ce fait, durant la répartition des groupes, afin de prévenir des difficultés, ces derniers furent avantagés en se voyant attribuer un effectif conséquent. Ceci dans le but d'éviter de se retrouver piégé face à l'inconnu et les difficultés et ce ne fut pas le cas.</text:span></text:p>
      <text:p text:style-name="P7"><text:tab/>En effet, le choix d'utiliser une librairie a permis de gagner beaucoup de temps malgré un manque relatif de documentations détailées et d'une fiabilité plus que douteuse car cette technologie et librairie sont toujours en cours de développement, et reste encore avec pas mal d'erreurs en son sein et qui reste en cours de correction.</text:p>
      <text:p text:style-name="P5"><text:span text:style-name="T4"><text:tab/>La fameuse librairie que le groupe Mini3D a utilisée, et qui est toujours en cours de développement, a été réalisée par le</text:span> Britannique Paul Brunt et se nomme GLGE. Il s’agit d’une <text:soft-page-break/>librairie JavaScript facilitant l’utilisation du WebGL. Elle permet d'accéder directement à OpenGL ES2 et permet ainsi l’accès à l'utilisation de l'accélération matérielle des applications 2D/3D sans avoir besoin de télécharger aucun plugin.</text:p>
      <text:p text:style-name="P8"><text:tab/>Le but de GLGE est de masquer l’utilisation directe du WebGL au développeur Web, qui peut alors se concentrer sur la création d’un contenu plus riche pour le web. La documentation concernant cette librairie est disponible sur son site Web : <text:span text:style-name="T2">http://www.glge.org/</text:span></text:p>
      <text:p text:style-name="P5"><text:tab/>Malgré l'utilisation de cette librairie, les groupes ont du se former et comprendre le WebGL du fait de l'existence de nombreuses erreurs afin de pouvoir différencier la provenance des incohérences rencontrées. Pour savoir si celles-ci avaient pour origine le code développé par les équipes de 3DWIGS ou s'ils venaient de l'implémentation de la librairie.</text:p>
      <text:p text:style-name="P5"><text:tab/>Néanmoins, le choix d'avoir un effectif conséquent pour ces parties a permis le bon fonctionnement de celles-ci ce qui approuve le bon fonctionnement de la stratégie de développement.</text:p>
      <text:p text:style-name="P5"/>
      <text:p text:style-name="P5"><text:tab/>(<text:span text:style-name="T3">2- Réalisation du contenu 3D</text:span></text:p>
      <text:p text:style-name="P1"><text:tab/><text:span text:style-name="T4">Dans cette partie, il va être démontré qu'un nombre élevé de collaborateurs n'implique pas forcément une réussite dans le succès de l'atteinte des objectifs. En effet, le groupe Contenu, malgré un effectif minimal a réussi les différentes tâches qu'il avait à accomplir en réalisant l'ensemble des traduction des mini-jeux 2D qui furent réalisés durant la phase d'analyse du 1er semestre.)</text:span></text:p>
      <text:p text:style-name="P7"/>
      <text:p text:style-name="P5"/>
      <text:p text:style-name="P1">V – Résultat</text:p>
      <text:p text:style-name="P7"><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Certes, dès le début de l'année de Master 1, durant la première réunion de projet avec l'encadreur et responsable, le Docteur Rémi COZOT, il était sûr que, vu l'inexpérience de l'ensemble de l'effectif, le projet Mini3D ne pouvait aboutir à une totale réussite. Mais avoir un logiciel terminé était resté un objectif à atteindre malgré la faible probabilité qu'il y avait d'y arriver.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qui répondra à l'ensemble des critères du cahier des charges en réalisant une reprise simple de tout le travail qui a été réalisé.</text:p>
      <text:p text:style-name="P7"/>
      <text:p text:style-name="P7"><text:tab/><text:span text:style-name="T3">1- Description de l'état de l'IHM de 3DWIGS</text:span></text:p>
      <text:p text:style-name="P7"/>
      <text:p text:style-name="P7"/>
      <text:p text:style-name="P1"><text:tab/>2- Description de l'état du Moteur3D de 3DWIGS</text:p>
      <text:p text:style-name="P7"><text:tab/>Dans cette sous-partie, il sera décrit l'état d'avancement du moteur physique de 3DWIGS. Celui-ci utilise principalement la librairie GLGE dans sa version 0.8 et permet le chargement et l'animation d'éléments 3D importé par fichier Collada.</text:p>
      <text:p text:style-name="P7"><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7"><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P7"><text:tab/>L'ensemble des objets de la scène peut être aussi soumis à des forces comme la gravité si <text:soft-page-break/>cela fait partie des souhaits de l'utilisateur. En effet, le moteur de 3DWIGS peut simuler l'application de forces distinctes à un objet ou un ensemble d'objets via l'utilisation de fonctions implémentées par l'équipe de gestion du Moteur 3D de 3DWIGS. Cependant, cette interaction n'est pas la seule qui est proposée par le moteur physique. Celui-ci peut gérer la détection des collisions entre différents éléments de la scène et réaliser des actions en fonction des règles ou des choix inscrits par l'utilisateur quand celle-ci a lieu. Le système de collision du logiciel est basé sur l'utilisation de BoundingBox afin de rendre les collisions entre les différents objets réalistes.</text:p>
      <text:p text:style-name="P7"/>
      <text:p text:style-name="P1"><text:tab/>3- Description de l'état du Compilateur de 3DWIGS</text:p>
      <text:list xml:id="list35607658" text:style-name="L6">
        <text:list-header>
          <text:p text:style-name="P14"/>
        </text:list-header>
      </text:list>
      <text:p text:style-name="P5"/>
      <text:p text:style-name="P1">Conclusion</text:p>
      <text:p text:style-name="P7"><text:tab/>L'étude de l'historique de développement du projet Mini3D a pu mettre en évidence l'importance de la phase d'analyse qui fut réalisée durant le 1er semestre de Master 1 et les conséquences vis à vis de la qualité de celle-ci. En effet, il a été remarqué que le développement pas assez approfondi de cette partie a eu pour répercussion une perte de temps considérable, ce qui <text:s/>engendra la remise en cause de l'intégrité du projet. Le travail fourni pour la réalisation des correctifs d'erreurs et d'oublis de la phase d'analyse, a engendré un gaspillage de force du fait qu'une partie du travail qui fut réalisé s'est avérée inutile parce que celui-ci ne correspondait plus aux demandes initiales.</text:p>
      <text:p text:style-name="P7"><text:tab/>Au final, sans une bonne phase d'analyse, la réalisation d'un projet est impossible car sans elle, c'est la catastro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family-generic="system" style:font-charset="x-symbol"/>
    <style:font-face style:name="StarSymbol"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WW_5f_CharLFO5LVL1" style:display-name="WW_CharLFO5LVL1" style:family="text">
      <style:text-properties style:font-name="StarSymbol1" style:font-name-asian="OpenSymbol" style:font-name-complex="OpenSymbol"/>
    </style:style>
    <style:style style:name="WW_5f_CharLFO5LVL2" style:display-name="WW_CharLFO5LVL2" style:family="text">
      <style:text-properties style:font-name="StarSymbol1" style:font-name-asian="OpenSymbol" style:font-name-complex="OpenSymbol"/>
    </style:style>
    <style:style style:name="WW_5f_CharLFO5LVL3" style:display-name="WW_CharLFO5LVL3" style:family="text">
      <style:text-properties style:font-name="StarSymbol1" style:font-name-asian="OpenSymbol" style:font-name-complex="OpenSymbol"/>
    </style:style>
    <style:style style:name="WW_5f_CharLFO5LVL4" style:display-name="WW_CharLFO5LVL4" style:family="text">
      <style:text-properties style:font-name="StarSymbol1" style:font-name-asian="OpenSymbol" style:font-name-complex="OpenSymbol"/>
    </style:style>
    <style:style style:name="WW_5f_CharLFO5LVL5" style:display-name="WW_CharLFO5LVL5" style:family="text">
      <style:text-properties style:font-name="StarSymbol1" style:font-name-asian="OpenSymbol" style:font-name-complex="OpenSymbol"/>
    </style:style>
    <style:style style:name="WW_5f_CharLFO5LVL6" style:display-name="WW_CharLFO5LVL6" style:family="text">
      <style:text-properties style:font-name="StarSymbol1" style:font-name-asian="OpenSymbol" style:font-name-complex="OpenSymbol"/>
    </style:style>
    <style:style style:name="WW_5f_CharLFO5LVL7" style:display-name="WW_CharLFO5LVL7" style:family="text">
      <style:text-properties style:font-name="StarSymbol1" style:font-name-asian="OpenSymbol" style:font-name-complex="OpenSymbol"/>
    </style:style>
    <style:style style:name="WW_5f_CharLFO5LVL8" style:display-name="WW_CharLFO5LVL8" style:family="text">
      <style:text-properties style:font-name="StarSymbol1" style:font-name-asian="OpenSymbol" style:font-name-complex="OpenSymbol"/>
    </style:style>
    <style:style style:name="WW_5f_CharLFO5LVL9" style:display-name="WW_CharLFO5LVL9" style:family="text">
      <style:text-properties style:font-name="StarSymbol1" style:font-name-asian="OpenSymbol" style:font-name-complex="OpenSymbol"/>
    </style:style>
    <style:style style:name="WW_5f_CharLFO6LVL1" style:display-name="WW_CharLFO6LVL1" style:family="text">
      <style:text-properties style:font-name="StarSymbol1" style:font-name-asian="OpenSymbol" style:font-name-complex="OpenSymbol"/>
    </style:style>
    <style:style style:name="WW_5f_CharLFO6LVL2" style:display-name="WW_CharLFO6LVL2" style:family="text">
      <style:text-properties style:font-name="StarSymbol1" style:font-name-asian="OpenSymbol" style:font-name-complex="OpenSymbol"/>
    </style:style>
    <style:style style:name="WW_5f_CharLFO6LVL3" style:display-name="WW_CharLFO6LVL3" style:family="text">
      <style:text-properties style:font-name="StarSymbol1" style:font-name-asian="OpenSymbol" style:font-name-complex="OpenSymbol"/>
    </style:style>
    <style:style style:name="WW_5f_CharLFO6LVL4" style:display-name="WW_CharLFO6LVL4" style:family="text">
      <style:text-properties style:font-name="StarSymbol1" style:font-name-asian="OpenSymbol" style:font-name-complex="OpenSymbol"/>
    </style:style>
    <style:style style:name="WW_5f_CharLFO6LVL5" style:display-name="WW_CharLFO6LVL5" style:family="text">
      <style:text-properties style:font-name="StarSymbol1" style:font-name-asian="OpenSymbol" style:font-name-complex="OpenSymbol"/>
    </style:style>
    <style:style style:name="WW_5f_CharLFO6LVL6" style:display-name="WW_CharLFO6LVL6" style:family="text">
      <style:text-properties style:font-name="StarSymbol1" style:font-name-asian="OpenSymbol" style:font-name-complex="OpenSymbol"/>
    </style:style>
    <style:style style:name="WW_5f_CharLFO6LVL7" style:display-name="WW_CharLFO6LVL7" style:family="text">
      <style:text-properties style:font-name="StarSymbol1" style:font-name-asian="OpenSymbol" style:font-name-complex="OpenSymbol"/>
    </style:style>
    <style:style style:name="WW_5f_CharLFO6LVL8" style:display-name="WW_CharLFO6LVL8" style:family="text">
      <style:text-properties style:font-name="StarSymbol1" style:font-name-asian="OpenSymbol" style:font-name-complex="OpenSymbol"/>
    </style:style>
    <style:style style:name="WW_5f_CharLFO6LVL9" style:display-name="WW_CharLFO6LVL9" style:family="text">
      <style:text-properties style:font-name="StarSymbol1"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HTML"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meta:creation-date>
    <dc:date>2011-04-29T16:04:14.88</dc:date>
    <dc:language>fr-FR</dc:language>
    <meta:editing-cycles>49</meta:editing-cycles>
    <meta:editing-duration>PT09H50M33S</meta:editing-duration>
    <meta:document-statistic meta:table-count="0" meta:image-count="0" meta:object-count="0" meta:page-count="6" meta:paragraph-count="74" meta:word-count="3115" meta:character-count="19290"/>
    <meta:user-defined meta:name="Info 1"/>
    <meta:user-defined meta:name="Info 2"/>
    <meta:user-defined meta:name="Info 3"/>
    <meta:user-defined meta:name="Info 4"/>
    <meta:template xlink:type="simple" xlink:actuate="onRequest" xlink:title="" xlink:href="Normal.dotm" meta:date="2011-04-28T20:22:31"/>
  </office:meta>
</office:document-meta>
</file>